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bb7b" officeooo:paragraph-rsid="000fbb7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b7b" officeooo:paragraph-rsid="000fbb7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bb7b" officeooo:paragraph-rsid="000fbb7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4757" officeooo:paragraph-rsid="00114757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’utilisateur :</text:p>
      <text:p text:style-name="P3"/>
      <text:p text:style-name="P4"><text:s/>Ce programme permet à un groupe d e joueur de s’affronter lors de différents mini-jeux (parmi la liste décrite plus bas) Les joueurs sélectionnés au cour d’une partie voit le compteur de nombre de partie jouer et leurs nombres de victoires augmentés au fur à mesure. Le joueur ayant obtenue le plus de victoire à la fin remporte la partie.</text:p>
      <text:p text:style-name="P3"/>
      <text:p text:style-name="P3"/>
      <text:p text:style-name="P3">Le déroulement du programme : </text:p>
      <text:p text:style-name="P4">On commence par sélectionner les joueurs présents avec leurs informations complémentaires (nom, ia ou humain, et age si c’est un humain).</text:p>
      <text:p text:style-name="P3"/>
      <text:p text:style-name="P3">Les règles des jeux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9:44:59.637528671</meta:creation-date>
    <dc:date>2018-12-14T10:50:52.614277903</dc:date>
    <meta:editing-duration>PT55M42S</meta:editing-duration>
    <meta:editing-cycles>1</meta:editing-cycles>
    <meta:document-statistic meta:table-count="0" meta:image-count="0" meta:object-count="0" meta:page-count="1" meta:paragraph-count="5" meta:word-count="94" meta:character-count="550" meta:non-whitespace-character-count="459"/>
    <meta:generator>LibreOffice/6.0.6.2$Linux_X86_64 LibreOffice_project/00m0$Build-2</meta:generator>
  </office:meta>
</office:document-meta>
</file>